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4cm" svg:stroke-color="#000000" draw:marker-start-width="0.26cm" draw:marker-end-width="0.26cm" draw:fill="solid" draw:fill-color="#dddddd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Object_20_with_20_no_20_fill_20_and_20_no_20_line">
      <style:graphic-properties svg:stroke-width="0.04cm" draw:marker-start-width="0.26cm" draw:marker-end-width="0.26cm" draw:textarea-vertical-align="middle" draw:ole-draw-aspect="1"/>
    </style:style>
    <style:style style:name="gr3" style:family="graphic" style:parent-style-name="objectwithoutfill">
      <style:graphic-properties svg:stroke-width="0.04cm" draw:marker-start-width="0.26cm" draw:marker-end="Arrow" draw:marker-end-width="0.21cm" draw:fill="none" draw:textarea-vertical-align="middle" fo:padding-top="0.145cm" fo:padding-bottom="0.145cm" fo:padding-left="0.27cm" fo:padding-right="0.27cm"/>
    </style:style>
    <style:style style:name="gr4" style:family="graphic" style:parent-style-name="objectwithoutfill">
      <style:graphic-properties draw:stroke="dash" draw:stroke-dash="Ultrafine_20_Dashed" svg:stroke-width="0.04cm" draw:marker-start-width="0.26cm" draw:marker-end="" draw:marker-end-width="0.195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svg:stroke-width="0.02cm" svg:stroke-color="#000000" draw:marker-start="" draw:marker-start-width="0.1cm" draw:marker-end="Arrow" draw:marker-end-width="0.1cm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4cm" draw:marker-start-width="0.26cm" draw:marker-end="Arrow" draw:marker-end-width="0.195cm" draw:fill="none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svg:stroke-width="0.02cm" svg:stroke-color="#000000" draw:marker-start="Arrow" draw:marker-start-width="0.1cm" draw:marker-end-width="0.23cm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2cm" svg:height="0.4cm" svg:x="0.616cm" svg:y="2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0.403cm" svg:height="0.402cm" svg:x="1.313cm" svg:y="0.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3" draw:text-style-name="P1" draw:layer="layout" svg:x1="1.716cm" svg:y1="2.3cm" svg:x2="0.516cm" svg:y2="3.037cm">
          <text:p/>
        </draw:line>
        <draw:frame draw:style-name="gr2" draw:text-style-name="P1" draw:layer="layout" svg:width="0.416cm" svg:height="0.402cm" svg:x="0.1cm" svg:y="2.89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0.416cm" svg:height="0.402cm" svg:x="3.6cm" svg:y="2.29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4" draw:text-style-name="P1" draw:layer="layout" svg:x1="1.716cm" svg:y1="2.3cm" svg:x2="3.116cm" svg:y2="2.9cm">
          <text:p/>
        </draw:line>
        <draw:line draw:style-name="gr4" draw:text-style-name="P1" draw:layer="layout" svg:x1="1.716cm" svg:y1="2.3cm" svg:x2="3.116cm" svg:y2="1cm">
          <text:p/>
        </draw:line>
        <draw:line draw:style-name="gr4" draw:text-style-name="P1" draw:layer="layout" svg:x1="3.116cm" svg:y1="1cm" svg:x2="3.116cm" svg:y2="2.9cm">
          <text:p/>
        </draw:line>
        <draw:line draw:style-name="gr3" draw:text-style-name="P1" draw:layer="layout" svg:x1="3.116cm" svg:y1="1cm" svg:x2="3.416cm" svg:y2="1.5cm">
          <text:p/>
        </draw:line>
        <draw:line draw:style-name="gr3" draw:text-style-name="P1" draw:layer="layout" svg:x1="3.116cm" svg:y1="1cm" svg:x2="3.916cm" svg:y2="0.8cm">
          <text:p/>
        </draw:line>
        <draw:line draw:style-name="gr3" draw:text-style-name="P1" draw:layer="layout" svg:x1="3.106cm" svg:y1="0.99cm" svg:x2="2.916cm" svg:y2="0.3cm">
          <text:p/>
        </draw:line>
        <draw:circle draw:style-name="gr5" draw:text-style-name="P1" draw:layer="layout" svg:width="1.3cm" svg:height="1.3cm" svg:x="1.016cm" svg:y="1.5cm" draw:kind="arc" draw:start-angle="33.22" draw:end-angle="85.37">
          <text:p/>
        </draw:circle>
        <draw:frame draw:style-name="gr2" draw:text-style-name="P1" draw:layer="layout" svg:width="1.319cm" svg:height="0.402cm" draw:transform="rotate (0.872664625997165) translate (1.7cm 1.442cm)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" draw:layer="layout" svg:width="0.887cm" svg:height="0.402cm" svg:x="1.316cm" svg:y="2.79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6" draw:text-style-name="P1" draw:layer="layout" svg:x1="1.716cm" svg:y1="2.3cm" svg:x2="1.716cm" svg:y2="0.237cm">
          <text:p/>
        </draw:line>
        <draw:line draw:style-name="gr6" draw:text-style-name="P1" draw:layer="layout" svg:x1="1.716cm" svg:y1="2.3cm" svg:x2="3.716cm" svg:y2="2.337cm">
          <text:p/>
        </draw:line>
        <draw:ellipse draw:style-name="gr7" draw:text-style-name="P1" draw:layer="layout" svg:width="1.8cm" svg:height="1.3cm" svg:x="0.716cm" svg:y="1.433cm" draw:kind="arc" draw:start-angle="239.68" draw:end-angle="314.47">
          <text:p/>
        </draw:ellipse>
        <draw:ellipse draw:style-name="gr7" draw:text-style-name="P1" draw:layer="layout" svg:width="0.541cm" svg:height="0.496cm" svg:x="2.959cm" svg:y="0.644cm" draw:kind="arc" draw:start-angle="271.67" draw:end-angle="358.12">
          <text:p/>
        </draw:ellipse>
        <draw:frame draw:style-name="gr2" draw:text-style-name="P1" draw:layer="layout" svg:width="0.399cm" svg:height="0.411cm" svg:x="3.2cm" svg:y="1.48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1" draw:layer="layout" svg:width="0.45cm" svg:height="0.389cm" svg:x="3.8cm" svg:y="0.41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1" draw:layer="layout" svg:width="0.501cm" svg:height="0.389cm" svg:x="2.916cm" svg:y="0.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1" draw:layer="layout" svg:width="0.887cm" svg:height="0.402cm" svg:x="3.313cm" svg:y="0.99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5cm" fo:page-height="3.4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5T13:40:34.055596360</meta:creation-date>
    <dc:date>2016-08-19T21:27:55.867888019</dc:date>
    <meta:editing-duration>PT16M32S</meta:editing-duration>
    <meta:editing-cycles>8</meta:editing-cycles>
    <meta:generator>LibreOffice/4.2.8.2$Linux_X86_64 LibreOffice_project/420m0$Build-2</meta:generator>
    <meta:document-statistic meta:object-count="22"/>
  </office:meta>
</office:document-meta>
</file>

<file path=Object 1/content.xml><?xml version="1.0" encoding="utf-8"?>
<math xmlns="http://www.w3.org/1998/Math/MathML" display="block">
  <semantics>
    <mstyle mathvariant="monospace">
      <mtext>x</mtext>
    </mstyle>
    <annotation encoding="StarMath 5.0">font fixed "x"</annotation>
  </semantics>
</math>
</file>

<file path=Object 2/content.xml><?xml version="1.0" encoding="utf-8"?>
<math xmlns="http://www.w3.org/1998/Math/MathML" display="block">
  <semantics>
    <mstyle mathvariant="monospace">
      <mtext>z</mtext>
    </mstyle>
    <annotation encoding="StarMath 5.0">font fixed "z"</annotation>
  </semantics>
</math>
</file>

<file path=Object 3/content.xml><?xml version="1.0" encoding="utf-8"?>
<math xmlns="http://www.w3.org/1998/Math/MathML" display="block">
  <semantics>
    <mstyle mathvariant="monospace">
      <mtext>y</mtext>
    </mstyle>
    <annotation encoding="StarMath 5.0">font fixed "y"</annotation>
  </semantics>
</math>
</file>

<file path=Object 4/content.xml><?xml version="1.0" encoding="utf-8"?>
<math xmlns="http://www.w3.org/1998/Math/MathML" display="block">
  <semantics>
    <mstyle mathvariant="bold">
      <mover accent="true">
        <mi mathvariant="normal">θ</mi>
        <mo stretchy="false">^</mo>
      </mover>
    </mstyle>
    <annotation encoding="StarMath 5.0">bold hat{%theta} </annotation>
  </semantics>
</math>
</file>

<file path=Object 5/content.xml><?xml version="1.0" encoding="utf-8"?>
<math xmlns="http://www.w3.org/1998/Math/MathML" display="block">
  <semantics>
    <mrow>
      <mstyle mathvariant="monospace">
        <mtext>theta</mtext>
      </mstyle>
      <mtext/>
    </mrow>
    <annotation encoding="StarMath 5.0">font fixed "theta"
"</annotation>
  </semantics>
</math>
</file>

<file path=Object 6/content.xml><?xml version="1.0" encoding="utf-8"?>
<math xmlns="http://www.w3.org/1998/Math/MathML" display="block">
  <semantics>
    <mrow>
      <mstyle mathvariant="monospace">
        <mtext>phi</mtext>
      </mstyle>
      <mtext/>
    </mrow>
    <annotation encoding="StarMath 5.0">font fixed "phi"
"</annotation>
  </semantics>
</math>
</file>

<file path=Object 7/content.xml><?xml version="1.0" encoding="utf-8"?>
<math xmlns="http://www.w3.org/1998/Math/MathML" display="block">
  <semantics>
    <mstyle mathvariant="bold">
      <mtext>E</mtext>
    </mstyle>
    <annotation encoding="StarMath 5.0">bold "E" </annotation>
  </semantics>
</math>
</file>

<file path=Object 8/content.xml><?xml version="1.0" encoding="utf-8"?>
<math xmlns="http://www.w3.org/1998/Math/MathML" display="block">
  <semantics>
    <mstyle mathvariant="bold">
      <mtext>H</mtext>
    </mstyle>
    <annotation encoding="StarMath 5.0">bold "H" </annotation>
  </semantics>
</math>
</file>

<file path=Object 9/content.xml><?xml version="1.0" encoding="utf-8"?>
<math xmlns="http://www.w3.org/1998/Math/MathML" display="block">
  <semantics>
    <mrow>
      <mstyle mathvariant="monospace">
        <mtext>psi</mtext>
      </mstyle>
      <mtext/>
    </mrow>
    <annotation encoding="StarMath 5.0">font fixed "psi"
"</annotation>
  </semantics>
</math>
</file>